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$SWITCH Keyword</text:p>
      <text:p text:style-name="P2"><text:a xlink:type="simple" xlink:href="../DungeonCraftHelp.html">DungeonCraft Help Home</text:a></text:p>
      <text:p text:style-name="Preformatted_20_Text"><text:s text:c="3"/>$SWITCH ( expression )</text:p>
      <text:p text:style-name="Preformatted_20_Text"><text:s text:c="3"/>{</text:p>
      <text:p text:style-name="Preformatted_20_Text"><text:s text:c="7"/>$CASE <text:s/>exp1 : <text:s/>statements</text:p>
      <text:p text:style-name="Preformatted_20_Text"><text:s text:c="7"/>$CASE <text:s/>exp2 : <text:s/>statements</text:p>
      <text:p text:style-name="Preformatted_20_Text"><text:s text:c="7"/>.</text:p>
      <text:p text:style-name="Preformatted_20_Text"><text:s text:c="7"/>.</text:p>
      <text:p text:style-name="Preformatted_20_Text"><text:s text:c="7"/>$CASE <text:s/>expN : <text:s/>statements</text:p>
      <text:p text:style-name="Preformatted_20_Text"><text:s text:c="7"/>$DEFAULT : statements</text:p>
      <text:p text:style-name="Preformatted_20_Text"><text:s text:c="3"/>};</text:p>
      <text:p text:style-name="P2">The expression in parentheses is evaluated once and its value is compared with exp1, exp2, etc. in turn. <text:s/>For each expN that is equal to expression the associated statements are executed. <text:s/>You can use the $BREAK statement to exit from the $SWITCH without further comparisons or statement executions. <text:s/>In fact, this is most common.</text:p>
      <text:p text:style-name="P2">Example:</text:p>
      <text:p text:style-name="Preformatted_20_Text"><text:s text:c="3"/>$SWITCH ( $GET_CHAR_ATTR(0,"HairStyle"))</text:p>
      <text:p text:style-name="Preformatted_20_Text"><text:s text:c="3"/>{</text:p>
      <text:p text:style-name="Preformatted_20_Text"><text:s text:c="7"/>$CASE "flattop": addExperience(20); $BREAK;</text:p>
      <text:p text:style-name="Preformatted_20_Text"><text:s text:c="7"/>$CASE "bald" <text:s text:c="2"/>: addHat(); $BREAK;</text:p>
      <text:p text:style-name="Preformatted_20_Text"><text:s text:c="7"/>$CASE "braided": cutHair(0); $BREAK;</text:p>
      <text:p text:style-name="Preformatted_20_Text"><text:s text:c="7"/>$DEFAULT: $SET_CHAR_ATTR(0,"HairStyle","bald");</text:p>
      <text:p text:style-name="Preformatted_20_Text"><text:s text:c="3"/>};</text:p>
      <text:p text:style-name="P2">The $BREAK statements ensure that only one of the four cases gets executed. <text:s/>Without the $BREAK, all the statments after the first match would be executed. <text:s/>The $DEFAULT matches any value of expression.</text:p>
      <text:p text:style-name="P2">You can substitute $GCASE for any of the $CASE options. <text:s/>This uses $GREP instead of a test for equal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5:27:15</meta:creation-date>
    <meta:generator>OpenOffice.org/3.2$Win32 OpenOffice.org_project/320m12$Build-9483</meta:generator>
    <meta:editing-cycles>2</meta:editing-cycles>
    <meta:editing-duration>PT00H02M16S</meta:editing-duration>
    <dc:title>$SWITCH Keyword</dc:title>
    <dc:date>2010-05-09T19:20:43.36</dc:date>
    <dc:creator>Paul Stevens</dc:creator>
    <meta:document-statistic meta:table-count="0" meta:image-count="0" meta:object-count="0" meta:page-count="1" meta:paragraph-count="22" meta:word-count="156" meta:character-count="1100"/>
  </office:meta>
</office:document-meta>
</file>